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008" officeooo:paragraph-rsid="00147008"/>
    </style:style>
    <style:style style:name="P2" style:family="paragraph" style:parent-style-name="Standard">
      <style:text-properties officeooo:rsid="00147008" officeooo:paragraph-rsid="0014b034"/>
    </style:style>
    <style:style style:name="P3" style:family="paragraph" style:parent-style-name="Standard">
      <style:text-properties officeooo:rsid="00147008" officeooo:paragraph-rsid="00157d83"/>
    </style:style>
    <style:style style:name="P4" style:family="paragraph" style:parent-style-name="Standard">
      <style:text-properties officeooo:rsid="00147008" officeooo:paragraph-rsid="0016f7f7"/>
    </style:style>
    <style:style style:name="P5" style:family="paragraph" style:parent-style-name="Standard">
      <style:text-properties officeooo:rsid="00147008" officeooo:paragraph-rsid="001a7032"/>
    </style:style>
    <style:style style:name="P6" style:family="paragraph" style:parent-style-name="Standard">
      <style:text-properties officeooo:rsid="00147008" officeooo:paragraph-rsid="001e1877"/>
    </style:style>
    <style:style style:name="P7" style:family="paragraph" style:parent-style-name="Standard">
      <style:text-properties fo:font-weight="bold" officeooo:rsid="00147008" officeooo:paragraph-rsid="00147008" style:font-weight-asian="bold" style:font-weight-complex="bold"/>
    </style:style>
    <style:style style:name="P8" style:family="paragraph" style:parent-style-name="Standard">
      <style:text-properties fo:font-weight="bold" officeooo:rsid="00147008" officeooo:paragraph-rsid="0014b034" style:font-weight-asian="bold" style:font-weight-complex="bold"/>
    </style:style>
    <style:style style:name="P9" style:family="paragraph" style:parent-style-name="Standard">
      <style:text-properties fo:font-weight="bold" officeooo:rsid="00147008" officeooo:paragraph-rsid="0016f7f7" style:font-weight-asian="bold" style:font-weight-complex="bold"/>
    </style:style>
    <style:style style:name="P10" style:family="paragraph" style:parent-style-name="Standard">
      <style:text-properties fo:font-weight="bold" officeooo:rsid="0014b034" officeooo:paragraph-rsid="0014b034" style:font-weight-asian="bold" style:font-weight-complex="bold"/>
    </style:style>
    <style:style style:name="P11" style:family="paragraph" style:parent-style-name="Standard">
      <style:text-properties fo:font-weight="bold" officeooo:rsid="0014b034" officeooo:paragraph-rsid="00157d83" style:font-weight-asian="bold" style:font-weight-complex="bold"/>
    </style:style>
    <style:style style:name="P12" style:family="paragraph" style:parent-style-name="Standard">
      <style:text-properties fo:font-weight="bold" officeooo:rsid="0014b034" officeooo:paragraph-rsid="0016f7f7" style:font-weight-asian="bold" style:font-weight-complex="bold"/>
    </style:style>
    <style:style style:name="P13" style:family="paragraph" style:parent-style-name="Standard">
      <style:text-properties fo:font-weight="bold" officeooo:rsid="00157d83" officeooo:paragraph-rsid="00157d83" style:font-weight-asian="bold" style:font-weight-complex="bold"/>
    </style:style>
    <style:style style:name="P14" style:family="paragraph" style:parent-style-name="Standard">
      <style:text-properties fo:font-weight="bold" officeooo:rsid="0016f7f7" officeooo:paragraph-rsid="0014b034" style:font-weight-asian="bold" style:font-weight-complex="bold"/>
    </style:style>
    <style:style style:name="P15" style:family="paragraph" style:parent-style-name="Standard">
      <style:paragraph-properties fo:break-before="page"/>
      <style:text-properties fo:font-weight="bold" officeooo:rsid="0014b034" officeooo:paragraph-rsid="0014b034" style:font-weight-asian="bold" style:font-weight-complex="bold"/>
    </style:style>
    <style:style style:name="P16" style:family="paragraph" style:parent-style-name="Standard">
      <style:paragraph-properties fo:break-before="page"/>
      <style:text-properties officeooo:rsid="00147008" officeooo:paragraph-rsid="00157d83"/>
    </style:style>
    <style:style style:name="P17" style:family="paragraph" style:parent-style-name="Standard">
      <style:text-properties fo:font-weight="bold" officeooo:rsid="00157d83" officeooo:paragraph-rsid="00157d83" style:font-weight-asian="bold" style:font-weight-complex="bold"/>
    </style:style>
    <style:style style:name="P18" style:family="paragraph" style:parent-style-name="Standard">
      <style:text-properties officeooo:rsid="00147008" officeooo:paragraph-rsid="0014b034"/>
    </style:style>
    <style:style style:name="P19" style:family="paragraph" style:parent-style-name="Standard">
      <style:text-properties officeooo:rsid="00147008" officeooo:paragraph-rsid="002a07a3"/>
    </style:style>
    <style:style style:name="P20" style:family="paragraph" style:parent-style-name="Standard">
      <style:text-properties officeooo:rsid="00147008" officeooo:paragraph-rsid="00147008"/>
    </style:style>
    <style:style style:name="P21" style:family="paragraph" style:parent-style-name="Standard">
      <style:text-properties officeooo:rsid="002a07a3" officeooo:paragraph-rsid="002a07a3"/>
    </style:style>
    <style:style style:name="T1" style:family="text">
      <style:text-properties fo:font-weight="bold" style:font-weight-asian="bold" style:font-weight-complex="bold"/>
    </style:style>
    <style:style style:name="T2" style:family="text">
      <style:text-properties fo:font-weight="bold" officeooo:rsid="0014b034" style:font-weight-asian="bold" style:font-weight-complex="bold"/>
    </style:style>
    <style:style style:name="T3" style:family="text">
      <style:text-properties fo:font-weight="bold" officeooo:rsid="00157d83" style:font-weight-asian="bold" style:font-weight-complex="bold"/>
    </style:style>
    <style:style style:name="T4" style:family="text">
      <style:text-properties fo:font-weight="bold" officeooo:rsid="0016f7f7" style:font-weight-asian="bold" style:font-weight-complex="bold"/>
    </style:style>
    <style:style style:name="T5" style:family="text">
      <style:text-properties officeooo:rsid="001e1877"/>
    </style:style>
    <style:style style:name="T6" style:family="text">
      <style:text-properties officeooo:rsid="001fdc54"/>
    </style:style>
    <style:style style:name="T7" style:family="text">
      <style:text-properties officeooo:rsid="0020888e"/>
    </style:style>
    <style:style style:name="T8" style:family="text">
      <style:text-properties officeooo:rsid="002160f3"/>
    </style:style>
    <style:style style:name="T9" style:family="text">
      <style:text-properties officeooo:rsid="002296f0"/>
    </style:style>
    <style:style style:name="T10" style:family="text">
      <style:text-properties officeooo:rsid="00244d95"/>
    </style:style>
    <style:style style:name="T11" style:family="text">
      <style:text-properties officeooo:rsid="0024a6ce"/>
    </style:style>
    <style:style style:name="T12" style:family="text">
      <style:text-properties officeooo:rsid="00251948"/>
    </style:style>
    <style:style style:name="T13" style:family="text">
      <style:text-properties officeooo:rsid="002a07a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AM NAME</text:span>: </text:p>
      <text:p text:style-name="P5"><text:span text:style-name="T13">DBA</text:span> </text:p>
      <text:p text:style-name="P5"/>
      <text:p text:style-name="P5"><text:span text:style-name="T1">en_PROGRAM NAME</text:span>: </text:p>
      <text:p text:style-name="P21">DBA</text:p>
      <text:p text:style-name="P1"/>
      <text:p text:style-name="P10">1.</text:p>
      <text:p text:style-name="P10"/>
      <text:p text:style-name="P7">NAME</text:p>
      <text:p text:style-name="P1"><text:tab/>DOCTURER EN ADMINISTRATION DES AFFAIRES</text:p>
      <text:p text:style-name="P1"/>
      <text:p text:style-name="P7">en_NAME</text:p>
      <text:p text:style-name="P19"><text:tab/><text:span text:style-name="T13">DOCTURATE IN BUSINESS ADMINISTRATION</text:span></text:p>
      <text:p text:style-name="P1"/>
      <text:p text:style-name="P7">SUMMARY</text:p>
      <text:p text:style-name="P1">The DBA program is a rigorous academic program reflecting independent mastery of a specialized field of knowledge and the successful pursuits of original research. Efforts require academic discipline together with a significant commitment of time and effort. It involves highly focused study in a particular area of interest and culminates in the research efforts of original work. BIIM offers online doctoral programs that are flexible and convenient, allowing students to work towards their degree from anywhere and anytime. As students work to progress their professional goals, one of BIIM’s highly qualified DBA mentors will assist each student with an individualized and personalized experience.</text:p>
      <text:p text:style-name="P1"/>
      <text:p text:style-name="P1"/>
      <text:p text:style-name="P7">en_SUMMARY</text:p>
      <text:p text:style-name="P6">The DBA program is a rigorous academic program reflecting independent mastery of a specialized field of knowledge and the successful pursuits of original research. Efforts require academic discipline together with a significant commitment of time and effort. It involves highly focused study in a particular area of interest and culminates in the research efforts of original work. BIIM offers online doctoral programs that are flexible and convenient, allowing students to work towards their degree from anywhere and anytime. As students work to progress their professional goals, one of BIIM’s highly qualified DBA mentors will assist each student with an individualized and personalized experienc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1:47:04.610599943</meta:creation-date>
    <dc:date>2019-08-17T17:23:55.696496107</dc:date>
    <meta:editing-duration>PT45M6S</meta:editing-duration>
    <meta:editing-cycles>15</meta:editing-cycles>
    <meta:generator>LibreOffice/6.0.7.3$Linux_X86_64 LibreOffice_project/00m0$Build-3</meta:generator>
    <meta:document-statistic meta:table-count="0" meta:image-count="0" meta:object-count="0" meta:page-count="1" meta:paragraph-count="13" meta:word-count="226" meta:character-count="1547" meta:non-whitespace-character-count="1329"/>
  </office:meta>
</office:document-meta>
</file>